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1900000462FEF00154A0B3979C.pdf" manifest:media-type="application/pdf"/>
  <manifest:file-entry manifest:full-path="Pictures/10000000000003190000046228A62187AC1843E5.pdf" manifest:media-type="application/pdf"/>
  <manifest:file-entry manifest:full-path="Pictures/10000000000003190000046242FD40A6C3AC62E4.png" manifest:media-type="image/png"/>
  <manifest:file-entry manifest:full-path="Pictures/1000000000000319000004629934E807845A5C55.pdf" manifest:media-type="application/pdf"/>
  <manifest:file-entry manifest:full-path="Pictures/100000000000031900000462C5B538F1035C8E0A.png" manifest:media-type="image/png"/>
  <manifest:file-entry manifest:full-path="Pictures/100000000000031900000462A8BBECC12553A16C.pdf" manifest:media-type="application/pdf"/>
  <manifest:file-entry manifest:full-path="Pictures/10000000000003190000046245F187364D098A1F.png" manifest:media-type="image/png"/>
  <manifest:file-entry manifest:full-path="Pictures/1000000000000319000004629E9234270D46BE7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0cm" svg:width="21.001cm" svg:height="29.7cm" draw:z-index="0">
        <draw:image xlink:href="Pictures/100000000000031900000462FEF00154A0B3979C.pdf" xlink:type="simple" xlink:show="embed" xlink:actuate="onLoad" loext:mime-type="application/pdf"/>
        <draw:image xlink:href="Pictures/100000000000031900000462C5B538F1035C8E0A.png" xlink:type="simple" xlink:show="embed" xlink:actuate="onLoad"/>
      </draw:frame>
      <draw:frame draw:style-name="fr2" draw:name="Image2" text:anchor-type="page" text:anchor-page-number="2" svg:x="0cm" svg:y="0cm" svg:width="20.992cm" svg:height="29.7cm" draw:z-index="1">
        <draw:image xlink:href="Pictures/1000000000000319000004629934E807845A5C55.pdf" xlink:type="simple" xlink:show="embed" xlink:actuate="onLoad" loext:mime-type="application/pdf"/>
        <draw:image xlink:href="Pictures/10000000000003190000046242FD40A6C3AC62E4.png" xlink:type="simple" xlink:show="embed" xlink:actuate="onLoad"/>
      </draw:frame>
      <draw:frame draw:style-name="fr2" draw:name="Image3" text:anchor-type="page" text:anchor-page-number="3" svg:x="0cm" svg:y="0cm" svg:width="20.992cm" svg:height="29.7cm" draw:z-index="2">
        <draw:image xlink:href="Pictures/100000000000031900000462A8BBECC12553A16C.pdf" xlink:type="simple" xlink:show="embed" xlink:actuate="onLoad" loext:mime-type="application/pdf"/>
        <draw:image xlink:href="Pictures/10000000000003190000046245F187364D098A1F.png" xlink:type="simple" xlink:show="embed" xlink:actuate="onLoad"/>
      </draw:frame>
      <draw:frame draw:style-name="fr2" draw:name="Image4" text:anchor-type="page" text:anchor-page-number="5" svg:x="0cm" svg:y="0cm" svg:width="20.992cm" svg:height="29.7cm" draw:z-index="3">
        <draw:image xlink:href="Pictures/10000000000003190000046228A62187AC1843E5.pdf" xlink:type="simple" xlink:show="embed" xlink:actuate="onLoad" loext:mime-type="application/pdf"/>
        <draw:image xlink:href="Pictures/1000000000000319000004629E9234270D46BE70.png" xlink:type="simple" xlink:show="embed" xlink:actuate="onLoad"/>
      </draw:frame>
      <text:p text:style-name="Standard"/>
      <text:p text:style-name="Standard"><text:soft-page-break/></text:p>
      <text:p text:style-name="Standard"><text:soft-page-break/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2T02:39:05.225000000</meta:creation-date>
    <meta:generator>LibreOffice/6.0.0.3$Windows_X86_64 LibreOffice_project/64a0f66915f38c6217de274f0aa8e15618924765</meta:generator>
    <dc:date>2019-05-02T02:41:55.417000000</dc:date>
    <meta:editing-duration>PT2M50S</meta:editing-duration>
    <meta:editing-cycles>1</meta:editing-cycles>
    <meta:document-statistic meta:table-count="0" meta:image-count="4" meta:object-count="0" meta:page-count="8" meta:paragraph-count="0" meta:word-count="0" meta:character-count="0" meta:non-whitespace-character-count="0"/>
  </office:meta>
</office:document-meta>
</file>